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94401" officeooo:paragraph-rsid="00094401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7a06e9" officeooo:paragraph-rsid="00095ae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fo:font-weight="bold" officeooo:rsid="00843840" officeooo:paragraph-rsid="00095aef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Ubuntu" fo:font-size="14pt" fo:font-weight="normal" officeooo:rsid="00828af9" officeooo:paragraph-rsid="00095ae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style:font-name="Ubuntu" fo:font-size="14pt" fo:font-weight="normal" officeooo:rsid="00843840" officeooo:paragraph-rsid="00095ae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style:font-name="Ubuntu" fo:font-size="14pt" fo:font-weight="normal" officeooo:rsid="00843840" officeooo:paragraph-rsid="00095aef" fo:background-color="#dddddd" style:font-size-asian="14pt" style:font-weight-asian="normal" style:font-size-complex="14pt" style:font-weight-complex="normal"/>
    </style:style>
    <style:style style:name="T1" style:family="text">
      <style:text-properties fo:font-weight="normal" fo:background-color="#dddddd" loext:char-shading-value="0" style:font-weight-asian="normal" style:font-weight-complex="normal"/>
    </style:style>
    <style:style style:name="T2" style:family="text">
      <style:text-properties fo:font-weight="normal" officeooo:rsid="006c1169" fo:background-color="#dddddd" loext:char-shading-value="0" style:font-weight-asian="normal" style:font-weight-complex="normal"/>
    </style:style>
    <style:style style:name="T3" style:family="text">
      <style:text-properties fo:font-weight="normal" officeooo:rsid="008518e7" fo:background-color="#dddddd" loext:char-shading-value="0" style:font-weight-asian="normal" style:font-weight-complex="normal"/>
    </style:style>
    <style:style style:name="T4" style:family="text">
      <style:text-properties fo:font-weight="normal" officeooo:rsid="008150f5" fo:background-color="#dddddd" loext:char-shading-value="0" style:font-weight-asian="normal" style:font-weight-complex="normal"/>
    </style:style>
    <style:style style:name="T5" style:family="text">
      <style:text-properties fo:font-weight="normal" officeooo:rsid="008518e7" style:font-weight-asian="normal" style:font-weight-complex="normal"/>
    </style:style>
    <style:style style:name="T6" style:family="text">
      <style:text-properties fo:font-weight="normal" officeooo:rsid="0086f3c1" style:font-weight-asian="normal" style:font-weight-complex="normal"/>
    </style:style>
    <style:style style:name="T7" style:family="text">
      <style:text-properties fo:font-weight="normal" officeooo:rsid="0087698e" style:font-weight-asian="normal" style:font-weight-complex="normal"/>
    </style:style>
    <style:style style:name="T8" style:family="text">
      <style:text-properties fo:font-weight="normal" officeooo:rsid="008150f5" style:font-weight-asian="normal" style:font-weight-complex="normal"/>
    </style:style>
    <style:style style:name="T9" style:family="text">
      <style:text-properties fo:background-color="#dddddd" loext:char-shading-value="0"/>
    </style:style>
    <style:style style:name="T10" style:family="text">
      <style:text-properties officeooo:rsid="00843840" fo:background-color="#dddddd" loext:char-shading-value="0"/>
    </style:style>
    <style:style style:name="T11" style:family="text">
      <style:text-properties officeooo:rsid="008518e7"/>
    </style:style>
    <style:style style:name="T12" style:family="text">
      <style:text-properties officeooo:rsid="00843840"/>
    </style:style>
    <style:style style:name="T13" style:family="text">
      <style:text-properties officeooo:rsid="0086f3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dentificando tags</text:h>
      <text:p text:style-name="P5"><text:span text:style-name="T8">Expressão regular que identifica tags html: </text:span><text:span text:style-name="T4">/&lt;</text:span><text:span text:style-name="T1">tag.*?&gt;</text:span><text:span text:style-name="T4">/</text:span><text:span text:style-name="T1">g </text:span></text:p>
      <text:p text:style-name="P6"/>
      <text:p text:style-name="P6"><text:span text:style-name="T9">/&lt;h1.*?&gt;/g </text:span><text:s/>→ <text:span text:style-name="T11">Localiza</text:span><text:span text:style-name="T12"> a tag h1 - </text:span><text:span text:style-name="T13">Localiza um sinal de menor, seguido de ‘h1’, seguido ou não de qualquer caractere e terminando com o primeiro sinal de maior encontrado</text:span></text:p>
      <text:p text:style-name="P6"><text:span text:style-name="T9">/&lt;</text:span><text:span text:style-name="T10">input.*?&gt;</text:span><text:span text:style-name="T9">/</text:span><text:span text:style-name="T10">g </text:span><text:span text:style-name="T12"><text:s/>→ </text:span><text:span text:style-name="T11">Localiza</text:span><text:span text:style-name="T12"> a tag input - </text:span><text:span text:style-name="T13">Localiza um sinal de menor, seguido da palavra ‘input’, seguido ou não de qualquer caractere e terminando com o primeiro sinal de maior encontrado</text:span></text:p>
      <text:p text:style-name="P6"/>
      <text:p text:style-name="P7">Expressão regular que identifica o conteudo das tags tambem: </text:p>
      <text:p text:style-name="P8">/&lt;tag.*?&gt;[<text:span text:style-name="T11">\s</text:span>\w]+/g </text:p>
      <text:p text:style-name="P4"><text:s/></text:p>
      <text:p text:style-name="P4"><text:span text:style-name="T2">/&lt;</text:span><text:span text:style-name="T3">h1.*?&gt;[\s\w]+</text:span><text:span text:style-name="T2">/</text:span><text:span text:style-name="T3">g </text:span><text:span text:style-name="T5"><text:s/>→ Localiza </text:span><text:span text:style-name="T6">a tag h1 e seu conteudo - <text:s/>Localiza um sinal de menor, seguido de ‘h1’, seguido </text:span><text:span text:style-name="T7">ou não de qualquer caractere, seguido de um sinal de maior e terminando com qualquer numero ou letra com a possibilidades de conter espaço</text:span></text:p>
      <text:p text:style-name="P4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2:34:30.507025701</meta:creation-date>
    <dc:date>2022-12-12T12:36:11.821721638</dc:date>
    <meta:editing-duration>PT1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23" meta:character-count="758" meta:non-whitespace-character-count="634"/>
  </office:meta>
</office:document-meta>
</file>